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9"><text:text-input text:description="">$expense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Expense No.</text:p>
          </table:table-cell>
          <table:table-cell table:style-name="Table1.D1" office:value-type="string">
            <text:p text:style-name="P5"><text:text-input text:description="">$expense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Expense Date </text:p>
          </table:table-cell>
          <table:table-cell table:style-name="Table1.A2" office:value-type="string">
            <text:p text:style-name="P5"><text:text-input text:description="">$expense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7"><text:text-input text:description="">$expense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expen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expense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7:08:01.08</dc:date>
    <meta:editing-duration>PT3H38M48S</meta:editing-duration>
    <meta:editing-cycles>98</meta:editing-cycles>
    <meta:document-statistic meta:table-count="5" meta:image-count="0" meta:object-count="0" meta:page-count="1" meta:paragraph-count="32" meta:word-count="38" meta:character-count="426"/>
  </office:meta>
</office:document-meta>
</file>